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D000000BA68D0B70AE14F4F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1f50af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paragraph-rsid="001d64f9"/>
    </style:style>
    <style:style style:name="P3" style:family="paragraph" style:parent-style-name="Standard">
      <style:paragraph-properties fo:line-height="115%" fo:text-align="end" style:justify-single-word="false"/>
      <style:text-properties fo:language="pt" fo:country="BR" fo:font-style="normal" style:text-underline-style="none" fo:font-weight="normal" officeooo:rsid="001aff17" officeooo:paragraph-rsid="001d64f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pt" fo:country="BR" officeooo:rsid="001aff17" officeooo:paragraph-rsid="001d64f9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paragraph-rsid="001f50af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d8b56" officeooo:paragraph-rsid="001d64f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aff17" officeooo:paragraph-rsid="001d64f9" style:font-size-asian="12pt" style:font-weight-asian="normal" style:font-size-complex="12pt" style:font-weight-complex="normal"/>
    </style:style>
    <style:style style:name="P8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50af" style:font-name-asian="Times New Roman2" style:font-size-asian="12pt" style:language-asian="pt" style:country-asian="PT" style:font-name-complex="Arial1" style:font-size-complex="12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1f50af" style:font-size-asian="4.34999990463257pt" style:font-weight-asian="bold" style:font-size-complex="5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1f50af" style:font-size-asian="14pt" style:font-weight-asian="bold" style:font-size-complex="1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1f50af" style:font-size-asian="14pt" style:font-weight-asian="bold" style:font-size-complex="15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font-weight="bold" officeooo:paragraph-rsid="001f50af" style:font-size-asian="5.25pt" style:font-weight-asian="bold" style:font-size-complex="6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50af" style:font-size-asian="14pt" style:font-weight-asian="bold" style:font-name-complex="Arial1" style:font-size-complex="14pt"/>
    </style:style>
    <style:style style:name="P14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50af"/>
    </style:style>
    <style:style style:name="P15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1f50af" style:font-size-asian="12pt" style:font-weight-asian="normal" style:font-size-complex="12pt" style:font-weight-complex="normal"/>
    </style:style>
    <style:style style:name="P16" style:family="paragraph" style:parent-style-name="Footer">
      <style:paragraph-properties fo:line-height="115%" fo:text-align="center" style:justify-single-word="false"/>
      <style:text-properties fo:font-size="12pt" officeooo:paragraph-rsid="001f50af" style:font-size-asian="12pt" style:font-size-complex="12pt"/>
    </style:style>
    <style:style style:name="P17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1f50af"/>
    </style:style>
    <style:style style:name="P18" style:family="paragraph" style:parent-style-name="Standard">
      <style:paragraph-properties fo:margin-left="3.752cm" fo:margin-right="0cm" fo:line-height="150%" fo:text-align="center" style:justify-single-word="false" fo:text-indent="0cm" style:auto-text-indent="false"/>
      <style:text-properties fo:font-size="12pt" fo:language="pt" fo:country="BR" fo:font-weight="normal" officeooo:rsid="001f7d39" officeooo:paragraph-rsid="001f50af" style:font-size-asian="12pt" style:font-weight-asian="normal" style:font-size-complex="12pt" style:font-weight-complex="normal"/>
    </style:style>
    <style:style style:name="P19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5983b0" style:font-name="Times New Roman1" fo:font-size="12pt" fo:language="pt" fo:country="BR" fo:font-weight="bold" officeooo:rsid="001f50af" officeooo:paragraph-rsid="001f50af" style:font-name-asian="Calibri1" style:font-size-asian="12pt" style:font-weight-asian="bold" style:font-name-complex="Times New Roman2" style:font-size-complex="12pt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01ae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595de7" style:font-weight-asian="bold" style:font-weight-complex="bold"/>
    </style:style>
    <style:style style:name="T10" style:family="text">
      <style:text-properties fo:font-size="12pt" officeooo:rsid="001aff17" style:font-size-asian="12pt" style:font-size-complex="12pt"/>
    </style:style>
    <style:style style:name="T11" style:family="text">
      <style:text-properties fo:font-size="12pt" officeooo:rsid="00595de7" style:font-size-asian="12pt" style:font-size-complex="12pt"/>
    </style:style>
    <style:style style:name="T12" style:family="text">
      <style:text-properties fo:font-size="12pt" officeooo:rsid="0020563e" style:font-size-asian="12pt" style:font-size-complex="12pt"/>
    </style:style>
    <style:style style:name="T13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48efa9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595de7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59ab48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f50af" style:font-size-asian="12pt" style:font-weight-asian="normal" style:font-size-complex="12pt" style:font-weight-complex="normal"/>
    </style:style>
    <style:style style:name="T20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_DdeLink__6415_4045591709"/><text:bookmark text:name="__DdeLink__15796_2961362892"/><text:bookmark text:name="__DdeLink__24771_4045591709"/><text:placeholder text:placeholder-type="text">&lt;for each="student in (student or '')"&gt;</text:placeholder><text:bookmark-start text:name="__DdeLink__1790_3846985925"/></text:p>
      <text:p text:style-name="P5"><text:bookmark-end text:name="__DdeLink__1790_3846985925"/><text:bookmark text:name="__DdeLink__7933_798074146"/><text:span text:style-name="T20"><text:placeholder text:placeholder-type="text" text:description="Nome">&lt;student.party.name&gt;</text:placeholder></text:span><text:span text:style-name="T14">, portador do B.I nº </text:span><text:bookmark-start text:name="__DdeLink__1399_2702996517"/><text:span text:style-name="T13"><text:placeholder text:placeholder-type="text">&lt;if test="student.party.bi_number"&gt;</text:placeholder></text:span><text:bookmark-start text:name="__DdeLink__1399_27029965171"/><text:bookmark-start text:name="__DdeLink__4831_2702996517"/><text:bookmark-start text:name="__DdeLink__4841_2702996517"/><text:bookmark text:name="__DdeLink__1349_38469859253216"/><text:span text:style-name="T14"><text:placeholder text:placeholder-type="text" text:description="Nome">&lt;student.party.bi_number&gt;</text:placeholder></text:span><text:bookmark-end text:name="__DdeLink__1399_27029965171"/><text:bookmark-end text:name="__DdeLink__4831_2702996517"/><text:bookmark-end text:name="__DdeLink__4841_2702996517"/><text:span text:style-name="T13"><text:placeholder text:placeholder-type="text">&lt;/if&gt;</text:placeholder></text:span><text:bookmark-end text:name="__DdeLink__1399_2702996517"/><text:span text:style-name="T14">, <text:s/></text:span><text:span text:style-name="T15">filho(a) de </text:span><text:bookmark-start text:name="__DdeLink__1404_2702996517"/><text:span text:style-name="T13"><text:placeholder text:placeholder-type="text">&lt;if test="student.party.father"&gt;</text:placeholder></text:span><text:bookmark-start text:name="__DdeLink__1404_27029965171"/><text:bookmark text:name="__DdeLink__1349_38469859253211"/><text:span text:style-name="T14"><text:placeholder text:placeholder-type="text" text:description="Nome">&lt;student.party.father.name&gt;</text:placeholder></text:span><text:bookmark-end text:name="__DdeLink__1404_27029965171"/><text:span text:style-name="T13"><text:placeholder text:placeholder-type="text">&lt;/if&gt;</text:placeholder></text:span><text:bookmark-end text:name="__DdeLink__1404_2702996517"/><text:span text:style-name="T14"><text:s/></text:span><text:span text:style-name="T15">e de </text:span><text:span text:style-name="T13"><text:placeholder text:placeholder-type="text">&lt;if test="student.party.mother"&gt;</text:placeholder></text:span><text:bookmark text:name="__DdeLink__1349_38469859253212"/><text:span text:style-name="T14"><text:placeholder text:placeholder-type="text" text:description="Nome">&lt;student.party.mother.name&gt;</text:placeholder></text:span><text:span text:style-name="T13"><text:placeholder text:placeholder-type="text">&lt;/if&gt;</text:placeholder></text:span><text:span text:style-name="T15">, </text:span><text:span text:style-name="T19">nascido aos </text:span><text:span text:style-name="T13"><text:placeholder text:placeholder-type="text">&lt;if test="student.party.date_birth"&gt;</text:placeholder></text:span><text:bookmark text:name="__DdeLink__1349_3846985925321211"/><text:span text:style-name="T14"><text:placeholder text:placeholder-type="text" text:description="Nome">&lt;student.party.date_birth&gt;</text:placeholder></text:span><text:span text:style-name="T13"><text:placeholder text:placeholder-type="text">&lt;/if&gt;</text:placeholder></text:span><text:span text:style-name="T19"><text:s/></text:span><text:span text:style-name="T15"><text:s/></text:span><text:span text:style-name="T19">do gênero </text:span><text:span text:style-name="T13"><text:placeholder text:placeholder-type="text">&lt;if test="student.party.gender"&gt;</text:placeholder></text:span><text:bookmark text:name="__DdeLink__1349_384698592532121"/><text:span text:style-name="T14"><text:placeholder text:placeholder-type="text" text:description="Nome">&lt;student.party.gender&gt;</text:placeholder></text:span><text:span text:style-name="T13"><text:placeholder text:placeholder-type="text">&lt;/if&gt;</text:placeholder></text:span><text:span text:style-name="T15">, </text:span><text:span text:style-name="T19">estado civil </text:span><text:span text:style-name="T13"><text:placeholder text:placeholder-type="text">&lt;if test="student.party.marital_status"&gt;</text:placeholder></text:span><text:bookmark text:name="__DdeLink__1349_384698592532122"/><text:span text:style-name="T14"><text:placeholder text:placeholder-type="text" text:description="Nome">&lt;student.party.marital_status&gt;</text:placeholder></text:span><text:span text:style-name="T13"><text:placeholder text:placeholder-type="text">&lt;/if&gt;</text:placeholder></text:span><text:span text:style-name="T10">.</text:span></text:p>
      <text:p text:style-name="P6"/>
      <text:p text:style-name="P6"/>
      <text:p text:style-name="P15"/>
      <text:p text:style-name="P16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17"><text:tab/></text:p>
      <text:p text:style-name="P18"/>
      <text:p text:style-name="P3"><text:span text:style-name="T7">Documento </text:span><text:bookmark-start text:name="__DdeLink__1831_38469859251"/><text:span text:style-name="T7">g</text:span><text:bookmark-end text:name="__DdeLink__1831_38469859251"/><text:span text:style-name="T8">erado </text:span><text:span text:style-name="T9">a</text:span><text:span text:style-name="T6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4"/>
      <text:p text:style-name="P7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t" fo:country="BR" officeooo:paragraph-rsid="001f50af"/>
    </style:style>
    <style:style style:name="MP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50af" style:font-name-asian="Times New Roman2" style:font-size-asian="12pt" style:language-asian="pt" style:country-asian="PT" style:font-name-complex="Arial1" style:font-size-complex="12pt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50af" style:font-size-asian="14pt" style:font-weight-asian="bold" style:font-name-complex="Arial1" style:font-size-complex="14pt"/>
    </style:style>
    <style:style style:name="MP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1f50af" style:font-size-asian="4.34999990463257pt" style:font-weight-asian="bold" style:font-size-complex="5pt"/>
    </style:style>
    <style:style style:name="MP6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1f50af" style:font-size-asian="14pt" style:font-weight-asian="bold" style:font-size-complex="15pt"/>
    </style:style>
    <style:style style:name="MP7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1f50af" style:font-size-asian="14pt" style:font-weight-asian="bold" style:font-size-complex="15pt"/>
    </style:style>
    <style:style style:name="MP8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50af"/>
    </style:style>
    <style:style style:name="M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font-weight="bold" officeooo:paragraph-rsid="001f50af" style:font-size-asian="5.25pt" style:font-weight-asian="bold" style:font-size-complex="6pt"/>
    </style:style>
    <style:style style:name="MP10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5983b0" style:font-name="Times New Roman1" fo:font-size="12pt" fo:language="pt" fo:country="BR" fo:font-weight="bold" officeooo:rsid="001f50af" officeooo:paragraph-rsid="001f50af" style:font-name-asian="Calibri1" style:font-size-asian="12pt" style:font-weight-asian="bold" style:font-name-complex="Times New Roman2" style:font-size-complex="12pt"/>
    </style:style>
    <style:style style:name="M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M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7.16cm" svg:y="0.025cm" svg:width="2.856cm" svg:height="2.182cm" draw:z-index="0"><draw:image xlink:href="Pictures/10000000000000CD000000BA68D0B70AE14F4FF2.png" xlink:type="simple" xlink:show="embed" xlink:actuate="onLoad" loext:mime-type="image/png"/><draw:contour-polygon svg:width="2.326cm" svg:height="2.098cm" svg:viewBox="0 0 2326 2098" draw:points="14,0 14,2098 2340,2098 2340,0" draw:recreate-on-edit="false"/></draw:frame></text:p>
        <text:p text:style-name="MP2"><draw:custom-shape text:anchor-type="paragraph" draw:z-index="1" draw:name="Caixa de texto 307_0" draw:style-name="Mgr1" draw:text-style-name="MP3" svg:width="5.795cm" svg:height="1.959cm" svg:x="-2.445cm" svg:y="-0.26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2"/>
        <text:p text:style-name="MP4"/>
        <text:p text:style-name="MP5"/>
        <text:p text:style-name="MP6">ANDAP HOUSE COLLEGE</text:p>
        <text:p text:style-name="MP7">ESCOLA DE MAGISTÉRIO PRIVADO DE LÍNGUAS</text:p>
        <text:p text:style-name="MP8"><text:span text:style-name="MT1"><text:s text:c="3"/></text:span><text:span text:style-name="MT2">Licença nº26/016</text:span></text:p>
        <text:p text:style-name="MP9"/>
        <text:p text:style-name="MP10">DISCENT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09:06:15.176777685</meta:creation-date>
    <dc:date>2023-11-02T21:28:01.470889969</dc:date>
    <meta:editing-duration>PT20M18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54" meta:character-count="741" meta:non-whitespace-character-count="690"/>
  </office:meta>
</office:document-meta>
</file>